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1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use-regular-expressions="false" table:use-wildcards="true"/>
      <table:table table:name="Exo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ncienneté dans l'entreprise par secteur d'activité en 2016 en%</text:p>
          </table:table-cell>
          <table:covered-table-cell table:number-columns-repeated="3" table:style-name="ce5"/>
        </table:table-row>
        <table:table-row table:style-name="ro2">
          <table:table-cell table:style-name="ce1"/>
          <table:table-cell table:style-name="ce6" office:value-type="string" calcext:value-type="string">
            <text:p>Moins d'un an d'ancienneté</text:p>
          </table:table-cell>
          <table:table-cell table:style-name="ce6" office:value-type="string" calcext:value-type="string">
            <text:p>10 ans ou plus d'ancienneté</text:p>
          </table:table-cell>
          <table:table-cell table:style-name="ce6" office:value-type="string" calcext:value-type="string">
            <text:p>Ensemble en milliers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8.9" calcext:value-type="float">
            <text:p>8,9</text:p>
          </table:table-cell>
          <table:table-cell office:value-type="float" office:value="57" calcext:value-type="float">
            <text:p>5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Industrie</text:p>
          </table:table-cell>
          <table:table-cell office:value-type="float" office:value="7.3" calcext:value-type="float">
            <text:p>7,3</text:p>
          </table:table-cell>
          <table:table-cell office:value-type="float" office:value="50.2" calcext:value-type="float">
            <text:p>50,2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1.3" calcext:value-type="float">
            <text:p>11,3</text:p>
          </table:table-cell>
          <table:table-cell office:value-type="float" office:value="35.6" calcext:value-type="float">
            <text:p>35,6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Tertiaire</text:p>
          </table:table-cell>
          <table:table-cell office:value-type="float" office:value="11.4" calcext:value-type="float">
            <text:p>11,4</text:p>
          </table:table-cell>
          <table:table-cell office:value-type="float" office:value="45.3" calcext:value-type="float">
            <text:p>45,3</text:p>
          </table:table-cell>
          <table:table-cell office:value-type="float" office:value="20161" calcext:value-type="float">
            <text:p>20161</text:p>
          </table:table-cell>
        </table:table-row>
        <table:table-row table:style-name="ro1">
          <table:table-cell table:style-name="ce3" office:value-type="string" calcext:value-type="string">
            <text:p>Ensemble</text:p>
          </table:table-cell>
          <table:table-cell table:style-name="ce3" office:value-type="float" office:value="10.9" calcext:value-type="float">
            <text:p>10,9</text:p>
          </table:table-cell>
          <table:table-cell table:style-name="ce3" office:value-type="float" office:value="45.4" calcext:value-type="float">
            <text:p>45,4</text:p>
          </table:table-cell>
          <table:table-cell table:style-name="ce3" office:value-type="float" office:value="26584" calcext:value-type="float">
            <text:p>26584</text:p>
          </table:table-cell>
        </table:table-row>
        <table:table-row table:style-name="ro1">
          <table:table-cell table:style-name="ce4" table:number-columns-repeated="4"/>
        </table:table-row>
      </table:table>
      <table:table table:name="Exo2" table:style-name="ta1">
        <table:table-column table:style-name="co2" table:number-columns-repeated="6" table:default-cell-style-name="ce7"/>
        <table:table-row table:style-name="ro1">
          <table:table-cell/>
          <table:table-cell office:value-type="string" calcext:value-type="string">
            <text:p>De 16 à 18</text:p>
          </table:table-cell>
          <table:table-cell office:value-type="string" calcext:value-type="string">
            <text:p>De 19 à 25</text:p>
          </table:table-cell>
          <table:table-cell office:value-type="string" calcext:value-type="string">
            <text:p>De 26 à 35</text:p>
          </table:table-cell>
          <table:table-cell office:value-type="string" calcext:value-type="string">
            <text:p>Plus de 3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élo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qua-Gy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</table:table-row>
      </table:table>
      <table:table table:name="Exo3" table:style-name="ta1">
        <table:table-column table:style-name="co2" table:default-cell-style-name="ce8"/>
        <table:table-column table:style-name="co2" table:number-columns-repeated="5" table:default-cell-style-name="ce4"/>
        <table:table-row table:style-name="ro1">
          <table:table-cell table:style-name="ce4"/>
          <table:table-cell table:style-name="ce8" office:value-type="string" calcext:value-type="string">
            <text:p>com.fran</text:p>
          </table:table-cell>
          <table:table-cell table:style-name="ce8" office:value-type="string" calcext:value-type="string">
            <text:p>Chaillot</text:p>
          </table:table-cell>
          <table:table-cell table:style-name="ce8" office:value-type="string" calcext:value-type="string">
            <text:p>LaColline</text:p>
          </table:table-cell>
          <table:table-cell table:style-name="ce8" office:value-type="string" calcext:value-type="string">
            <text:p>Odéon</text:p>
          </table:table-cell>
          <table:table-cell table:style-name="ce8" office:value-type="string" calcext:value-type="string">
            <text:p>TN.Stras.</text:p>
          </table:table-cell>
        </table:table-row>
        <table:table-row table:style-name="ro1">
          <table:table-cell office:value-type="string" calcext:value-type="string">
            <text:p>plein tarif</text:p>
          </table:table-cell>
          <table:table-cell office:value-type="float" office:value="215" calcext:value-type="float">
            <text:p>2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res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Exo4" table:style-name="ta1">
        <table:table-column table:style-name="co3" table:default-cell-style-name="ce11"/>
        <table:table-column table:style-name="co3" table:number-columns-repeated="4" table:default-cell-style-name="ce9"/>
        <table:table-row table:style-name="ro3">
          <table:table-cell table:style-name="ce9" office:value-type="string" calcext:value-type="string" table:number-columns-spanned="5" table:number-rows-spanned="1">
            <text:p>Production de déchets en 2014<text:tab/>en millions de tonnes</text:p>
          </table:table-cell>
          <table:covered-table-cell table:number-columns-repeated="4"/>
        </table:table-row>
        <table:table-row table:style-name="ro4">
          <table:table-cell table:style-name="ce10"/>
          <table:table-cell table:style-name="ce10" office:value-type="string" calcext:value-type="string">
            <text:p>Déchets minéraux non dangereux</text:p>
          </table:table-cell>
          <table:table-cell table:style-name="ce10" office:value-type="string" calcext:value-type="string">
            <text:p>Déchets non minéraux non dangereux</text:p>
          </table:table-cell>
          <table:table-cell table:style-name="ce10" office:value-type="string" calcext:value-type="string">
            <text:p>Déchets <text:s/>dangereux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Agriculture et pêche</text:p>
          </table:table-cell>
          <table:table-cell office:value-type="string" calcext:value-type="string">
            <text:p>///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office:value-type="string" calcext:value-type="string">
            <text:p>Industrie</text:p>
          </table:table-cell>
          <table:table-cell office:value-type="float" office:value="4.5" calcext:value-type="float">
            <text:p>4,5</text:p>
          </table:table-cell>
          <table:table-cell office:value-type="float" office:value="18.5" calcext:value-type="float">
            <text:p>18,5</text:p>
          </table:table-cell>
          <table:table-cell office:value-type="float" office:value="2.7" calcext:value-type="float">
            <text:p>2,7</text:p>
          </table:table-cell>
          <table:table-cell office:value-type="float" office:value="25.7" calcext:value-type="float">
            <text:p>25,7</text:p>
          </table:table-cell>
        </table:table-row>
        <table:table-row table:style-name="ro3">
          <table:table-cell office:value-type="string" calcext:value-type="string">
            <text:p>Construction</text:p>
          </table:table-cell>
          <table:table-cell office:value-type="float" office:value="212.3" calcext:value-type="float">
            <text:p>212,3</text:p>
          </table:table-cell>
          <table:table-cell office:value-type="float" office:value="12.5" calcext:value-type="float">
            <text:p>12,5</text:p>
          </table:table-cell>
          <table:table-cell office:value-type="float" office:value="2.9" calcext:value-type="float">
            <text:p>2,9</text:p>
          </table:table-cell>
          <table:table-cell office:value-type="float" office:value="227.6" calcext:value-type="float">
            <text:p>227,6</text:p>
          </table:table-cell>
        </table:table-row>
        <table:table-row table:style-name="ro3">
          <table:table-cell office:value-type="string" calcext:value-type="string">
            <text:p>Tertiaire</text:p>
          </table:table-cell>
          <table:table-cell office:value-type="float" office:value="0.8" calcext:value-type="float">
            <text:p>0,8</text:p>
          </table:table-cell>
          <table:table-cell office:value-type="float" office:value="17.4" calcext:value-type="float">
            <text:p>17,4</text:p>
          </table:table-cell>
          <table:table-cell office:value-type="float" office:value="1.4" calcext:value-type="float">
            <text:p>1,4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Traitement des déchets, assainissement, dépollution</text:p>
          </table:table-cell>
          <table:table-cell office:value-type="float" office:value="3.2" calcext:value-type="float">
            <text:p>3,2</text:p>
          </table:table-cell>
          <table:table-cell office:value-type="float" office:value="15.4" calcext:value-type="float">
            <text:p>15,4</text:p>
          </table:table-cell>
          <table:table-cell office:value-type="float" office:value="3.3" calcext:value-type="float">
            <text:p>3,3</text:p>
          </table:table-cell>
          <table:table-cell office:value-type="float" office:value="21.8" calcext:value-type="float">
            <text:p>21,8</text:p>
          </table:table-cell>
        </table:table-row>
        <table:table-row table:style-name="ro3">
          <table:table-cell office:value-type="string" calcext:value-type="string">
            <text:p>Ménages</text:p>
          </table:table-cell>
          <table:table-cell office:value-type="float" office:value="2.8" calcext:value-type="float">
            <text:p>2,8</text:p>
          </table:table-cell>
          <table:table-cell office:value-type="float" office:value="25.4" calcext:value-type="float">
            <text:p>25,4</text:p>
          </table:table-cell>
          <table:table-cell office:value-type="float" office:value="0.2" calcext:value-type="float">
            <text:p>0,2</text:p>
          </table:table-cell>
          <table:table-cell office:value-type="float" office:value="28.4" calcext:value-type="float">
            <text:p>28,4</text:p>
          </table:table-cell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13" office:value-type="float" office:value="223.5" calcext:value-type="float">
            <text:p>223,5</text:p>
          </table:table-cell>
          <table:table-cell table:style-name="ce13" office:value-type="float" office:value="90.2" calcext:value-type="float">
            <text:p>90,2</text:p>
          </table:table-cell>
          <table:table-cell table:style-name="ce13" office:value-type="float" office:value="10.8" calcext:value-type="float">
            <text:p>10,8</text:p>
          </table:table-cell>
          <table:table-cell table:style-name="ce13" office:value-type="float" office:value="324.5" calcext:value-type="float">
            <text:p>32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06:04:56.552000000</meta:creation-date>
    <dc:date>2019-10-24T07:34:26.073000000</dc:date>
    <dc:creator>Monsieur SZCZEBARA</dc:creator>
    <meta:editing-duration>PT25M21S</meta:editing-duration>
    <meta:editing-cycles>4</meta:editing-cycles>
    <meta:generator>LibreOffice/6.1.5.2$Windows_X86_64 LibreOffice_project/90f8dcf33c87b3705e78202e3df5142b201bd805</meta:generator>
    <meta:document-statistic meta:table-count="4" meta:cell-count="102" meta:object-count="0"/>
  </office:meta>
</office:document-meta>
</file>